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Normal" style:family="paragraph">
      <style:paragraph-properties fo:text-align="center"/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Heading2" style:family="paragraph">
      <style:text-properties fo:language="en" fo:country="GB"/>
    </style:style>
    <style:style style:name="P6" style:parent-style-name="Normal" style:family="paragraph">
      <style:paragraph-properties style:text-autospace="none" fo:margin-bottom="0in" fo:line-height="100%"/>
    </style:style>
    <style:style style:name="T7" style:parent-style-name="DefaultParagraphFont" style:family="text">
      <style:text-properties style:font-name="Consolas" style:font-name-complex="Consolas" fo:color="#808080" fo:font-size="9pt" style:font-size-asian="9pt" style:font-size-complex="9pt"/>
    </style:style>
    <style:style style:name="T8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9" style:parent-style-name="DefaultParagraphFont" style:family="text">
      <style:text-properties style:font-name="Consolas" style:font-name-complex="Consolas" fo:color="#A31515" fo:font-size="9pt" style:font-size-asian="9pt" style:font-size-complex="9pt"/>
    </style:style>
    <style:style style:name="P10" style:parent-style-name="Normal" style:family="paragraph">
      <style:paragraph-properties style:text-autospace="none" fo:margin-bottom="0in" fo:line-height="100%"/>
    </style:style>
    <style:style style:name="T11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12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16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17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18" style:parent-style-name="Normal" style:family="paragraph">
      <style:paragraph-properties style:text-autospace="none" fo:margin-bottom="0in" fo:line-height="100%"/>
    </style:style>
    <style:style style:name="T19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20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21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22" style:parent-style-name="Normal" style:family="paragraph">
      <style:paragraph-properties style:text-autospace="none" fo:margin-bottom="0in" fo:line-height="100%"/>
    </style:style>
    <style:style style:name="T23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24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25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2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27" style:parent-style-name="Normal" style:family="paragraph">
      <style:paragraph-properties style:text-autospace="none" fo:margin-bottom="0in" fo:line-height="100%"/>
    </style:style>
    <style:style style:name="T28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29" style:parent-style-name="DefaultParagraphFont" style:family="text">
      <style:text-properties style:font-name="Consolas" style:font-name-complex="Consolas" fo:color="#A31515" fo:font-size="9pt" style:font-size-asian="9pt" style:font-size-complex="9pt"/>
    </style:style>
    <style:style style:name="T30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33" style:parent-style-name="DefaultParagraphFont" style:family="text">
      <style:text-properties style:font-name="Consolas" style:font-name-complex="Consolas" fo:color="#A31515" fo:font-size="9pt" style:font-size-asian="9pt" style:font-size-complex="9pt"/>
    </style:style>
    <style:style style:name="T34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38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39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41" style:parent-style-name="Normal" style:family="paragraph">
      <style:paragraph-properties style:text-autospace="none" fo:margin-bottom="0in" fo:line-height="100%"/>
    </style:style>
    <style:style style:name="T42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43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44" style:parent-style-name="DefaultParagraphFont" style:family="text">
      <style:text-properties style:font-name="Consolas" style:font-name-complex="Consolas" fo:color="#A31515" fo:font-size="9pt" style:font-size-asian="9pt" style:font-size-complex="9pt"/>
    </style:style>
    <style:style style:name="T45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48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49" style:parent-style-name="DefaultParagraphFont" style:family="text">
      <style:text-properties style:font-name="Consolas" style:font-name-complex="Consolas" fo:color="#A31515" fo:font-size="9pt" style:font-size-asian="9pt" style:font-size-complex="9pt"/>
    </style:style>
    <style:style style:name="T50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52" style:parent-style-name="Normal" style:family="paragraph">
      <style:paragraph-properties style:text-autospace="none" fo:margin-bottom="0in" fo:line-height="100%"/>
    </style:style>
    <style:style style:name="T53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54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55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56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60" style:parent-style-name="Normal" style:family="paragraph">
      <style:paragraph-properties style:text-autospace="none" fo:margin-bottom="0in" fo:line-height="100%"/>
    </style:style>
    <style:style style:name="T61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62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63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64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65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66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6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71" style:parent-style-name="Normal" style:family="paragraph">
      <style:paragraph-properties style:text-autospace="none" fo:margin-bottom="0in" fo:line-height="100%"/>
    </style:style>
    <style:style style:name="T72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73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74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75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76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77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8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8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84" style:parent-style-name="Normal" style:family="paragraph">
      <style:paragraph-properties style:text-autospace="none" fo:margin-bottom="0in" fo:line-height="100%"/>
    </style:style>
    <style:style style:name="T85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86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87" style:parent-style-name="DefaultParagraphFont" style:family="text">
      <style:text-properties style:font-name="Consolas" style:font-name-complex="Consolas" fo:color="#A31515" fo:font-size="9pt" style:font-size-asian="9pt" style:font-size-complex="9pt"/>
    </style:style>
    <style:style style:name="T88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90" style:parent-style-name="Normal" style:family="paragraph">
      <style:paragraph-properties style:text-autospace="none" fo:margin-bottom="0in" fo:line-height="100%"/>
    </style:style>
    <style:style style:name="T91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92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93" style:parent-style-name="DefaultParagraphFont" style:family="text">
      <style:text-properties style:font-name="Consolas" style:font-name-complex="Consolas" fo:color="#0000FF" fo:font-size="9pt" style:font-size-asian="9pt" style:font-size-complex="9pt"/>
    </style:style>
    <style:style style:name="T94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9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9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10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101" style:parent-style-name="Normal" style:family="paragraph">
      <style:paragraph-properties style:text-autospace="none" fo:margin-bottom="0in" fo:line-height="100%"/>
    </style:style>
    <style:style style:name="T102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103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104" style:parent-style-name="DefaultParagraphFont" style:family="text">
      <style:text-properties style:font-name="Consolas" style:font-name-complex="Consolas" fo:color="#A31515" fo:font-size="9pt" style:font-size-asian="9pt" style:font-size-complex="9pt"/>
    </style:style>
    <style:style style:name="T105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106" style:parent-style-name="Normal" style:family="paragraph">
      <style:paragraph-properties style:text-autospace="none" fo:margin-bottom="0in" fo:line-height="100%"/>
    </style:style>
    <style:style style:name="T107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108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109" style:parent-style-name="DefaultParagraphFont" style:family="text">
      <style:text-properties style:font-name="Consolas" style:font-name-complex="Consolas" fo:color="#A31515" fo:font-size="9pt" style:font-size-asian="9pt" style:font-size-complex="9pt"/>
    </style:style>
    <style:style style:name="T110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11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1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113" style:parent-style-name="Normal" style:family="paragraph">
      <style:paragraph-properties style:text-autospace="none" fo:margin-bottom="0in" fo:line-height="100%"/>
    </style:style>
    <style:style style:name="T114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T115" style:parent-style-name="DefaultParagraphFont" style:family="text">
      <style:text-properties style:font-name="Consolas" style:font-name-complex="Consolas" fo:color="#A31515" fo:font-size="9pt" style:font-size-asian="9pt" style:font-size-complex="9pt"/>
    </style:style>
    <style:style style:name="T116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  <style:style style:name="P11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1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1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P1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pt" style:font-size-asian="9pt" style:font-size-complex="9pt"/>
    </style:style>
    <style:style style:name="T122" style:parent-style-name="DefaultParagraphFont" style:family="text">
      <style:text-properties style:font-name="Consolas" style:font-name-complex="Consolas" fo:color="#000000" fo:font-size="9pt" style:font-size-asian="9pt" style:font-size-complex="9pt"/>
    </style:style>
  </office:automatic-styles>
  <office:body>
    <office:text text:use-soft-page-breaks="true">
      <text:h text:style-name="P1" text:outline-level="1">Procedural Programming Assignment</text:h>
      <text:p text:style-name="P2">Shane Walsh – G00406694</text:p>
      <text:p text:style-name="P3"/>
      <text:p text:style-name="P4"/>
      <text:h text:style-name="P5" text:outline-level="2">Code Here:<text:s/></text:h>
      <text:p text:style-name="P6"><text:span text:style-name="T7">#include</text:span><text:span text:style-name="T8"><text:s/></text:span><text:span text:style-name="T9">&lt;stdio.h&gt;</text:span></text:p>
      <text:p text:style-name="P10"><text:span text:style-name="T11">void</text:span><text:span text:style-name="T12"><text:s/>main()</text:span></text:p>
      <text:p text:style-name="P13">{</text:p>
      <text:p text:style-name="P14"><text:span text:style-name="T15"><text:tab/></text:span><text:span text:style-name="T16">int</text:span><text:span text:style-name="T17"><text:s/>employeeNum , hoursWorked, extraHours = 0;</text:span></text:p>
      <text:p text:style-name="P18"><text:span text:style-name="T19"><text:tab/></text:span><text:span text:style-name="T20">float</text:span><text:span text:style-name="T21"><text:s/>rateOfPay, weeklyWage, totalWageBill = 0;</text:span></text:p>
      <text:p text:style-name="P22"><text:span text:style-name="T23"><text:tab/></text:span><text:span text:style-name="T24">int</text:span><text:span text:style-name="T25"><text:s/>mostHours = 0, topEmployee = 0;</text:span></text:p>
      <text:p text:style-name="P26"/>
      <text:p text:style-name="P27"><text:span text:style-name="T28"><text:tab/>printf(</text:span><text:span text:style-name="T29">"Please enter the employee number or -1 to exit: \n"</text:span><text:span text:style-name="T30">);</text:span></text:p>
      <text:p text:style-name="P31"><text:span text:style-name="T32"><text:tab/>scanf(</text:span><text:span text:style-name="T33">"%d"</text:span><text:span text:style-name="T34">, &amp;employeeNum);</text:span></text:p>
      <text:p text:style-name="P35"/>
      <text:p text:style-name="P36"><text:span text:style-name="T37"><text:tab/></text:span><text:span text:style-name="T38">while</text:span><text:span text:style-name="T39"><text:s/>(employeeNum != -1)</text:span></text:p>
      <text:p text:style-name="P40"><text:tab/>{</text:p>
      <text:p text:style-name="P41"><text:span text:style-name="T42"><text:tab/></text:span><text:span text:style-name="T43"><text:tab/>printf(</text:span><text:span text:style-name="T44">"Please enter total hours worked and hourly rate of pay: \n"</text:span><text:span text:style-name="T45">);</text:span></text:p>
      <text:p text:style-name="P46"><text:span text:style-name="T47"><text:tab/></text:span><text:span text:style-name="T48"><text:tab/>scanf(</text:span><text:span text:style-name="T49">"%d %f"</text:span><text:span text:style-name="T50">, &amp;hoursWorked, &amp;rateOfPay);</text:span></text:p>
      <text:p text:style-name="P51"/>
      <text:p text:style-name="P52"><text:span text:style-name="T53"><text:tab/></text:span><text:span text:style-name="T54"><text:tab/></text:span><text:span text:style-name="T55">if</text:span><text:span text:style-name="T56"><text:s/>(hoursWorked &lt;= 39)</text:span></text:p>
      <text:p text:style-name="P57"><text:tab/><text:tab/>{</text:p>
      <text:p text:style-name="P58"><text:tab/><text:tab/><text:tab/>weeklyWage = rateOfPay * hoursWorked;</text:p>
      <text:p text:style-name="P59"><text:tab/><text:tab/>}</text:p>
      <text:p text:style-name="P60"><text:span text:style-name="T61"><text:tab/></text:span><text:span text:style-name="T62"><text:tab/></text:span><text:span text:style-name="T63">else</text:span><text:span text:style-name="T64"><text:s/></text:span><text:span text:style-name="T65">if</text:span><text:span text:style-name="T66"><text:s/>(hoursWorked &gt; 39 &amp;&amp; hoursWorked &lt;= 50)</text:span></text:p>
      <text:p text:style-name="P67"><text:tab/><text:tab/>{</text:p>
      <text:p text:style-name="P68"><text:tab/><text:tab/><text:tab/>weeklyWage = (hoursWorked - 39) * (10 * 1.5f) + (39.00f * rateOfPay);</text:p>
      <text:p text:style-name="P69"><text:tab/><text:tab/><text:tab/>extraHours += hoursWorked;</text:p>
      <text:p text:style-name="P70"><text:tab/><text:tab/>}</text:p>
      <text:p text:style-name="P71"><text:span text:style-name="T72"><text:tab/></text:span><text:span text:style-name="T73"><text:tab/></text:span><text:span text:style-name="T74">else</text:span><text:span text:style-name="T75"><text:s/></text:span><text:span text:style-name="T76">if</text:span><text:span text:style-name="T77"><text:s/>(hoursWorked &gt; 50)</text:span></text:p>
      <text:p text:style-name="P78"><text:tab/><text:tab/>{</text:p>
      <text:p text:style-name="P79"><text:tab/><text:tab/><text:tab/>weeklyWage = (hoursWorked - 50) * (2 * rateOfPay) + 11 * (10 * 1.5f) + (39.00 * rateOfPay);</text:p>
      <text:p text:style-name="P80"><text:tab/><text:tab/><text:tab/>extraHours += hoursWorked;</text:p>
      <text:p text:style-name="P81"><text:tab/><text:tab/>}</text:p>
      <text:p text:style-name="P82"><text:tab/><text:tab/>totalWageBill += weeklyWage;</text:p>
      <text:p text:style-name="P83"/>
      <text:p text:style-name="P84"><text:span text:style-name="T85"><text:tab/></text:span><text:span text:style-name="T86"><text:tab/>printf(</text:span><text:span text:style-name="T87">"Employee Number %d has a total salary of %.2f\n"</text:span><text:span text:style-name="T88">, employeeNum, weeklyWage);</text:span></text:p>
      <text:p text:style-name="P89"/>
      <text:p text:style-name="P90"><text:span text:style-name="T91"><text:tab/></text:span><text:span text:style-name="T92"><text:tab/></text:span><text:span text:style-name="T93">if</text:span><text:span text:style-name="T94"><text:s/>(hoursWorked &gt; mostHours)</text:span></text:p>
      <text:p text:style-name="P95"><text:tab/><text:tab/>{</text:p>
      <text:p text:style-name="P96"><text:tab/><text:tab/><text:tab/>mostHours = hoursWorked;</text:p>
      <text:p text:style-name="P97"><text:tab/><text:tab/><text:tab/>topEmployee = employeeNum;</text:p>
      <text:p text:style-name="P98"><text:tab/><text:tab/>}</text:p>
      <text:p text:style-name="P99"/>
      <text:p text:style-name="P100"/>
      <text:p text:style-name="P101"><text:span text:style-name="T102"><text:tab/></text:span><text:span text:style-name="T103"><text:tab/>printf(</text:span><text:span text:style-name="T104">"Please enter the employee number or -1 to exit: \n"</text:span><text:span text:style-name="T105">);</text:span></text:p>
      <text:p text:style-name="P106"><text:span text:style-name="T107"><text:tab/></text:span><text:span text:style-name="T108"><text:tab/>scanf(</text:span><text:span text:style-name="T109">"%d"</text:span><text:span text:style-name="T110">, &amp;employeeNum);</text:span></text:p>
      <text:p text:style-name="P111"><text:tab/>}</text:p>
      <text:p text:style-name="P112"/>
      <text:p text:style-name="P113"><text:span text:style-name="T114"><text:tab/>printf(</text:span><text:span text:style-name="T115">"Total company wage are %f \nThe total number of hours above the 39 hours per week is %d \nEmployee %d had the most hours worked with %d \n"</text:span><text:span text:style-name="T116">, totalWageBill, extraHours, topEmployee, mostHours);</text:span></text:p>
      <text:p text:style-name="P117"/>
      <text:p text:style-name="P118"/>
      <text:p text:style-name="P119"/>
      <text:p text:style-name="P120"/>
      <text:p text:style-name="P121"/>
      <text:p text:style-name="Normal"><text:span text:style-name="T12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ne Walsh</meta:initial-creator>
    <dc:creator>shane Walsh</dc:creator>
    <meta:creation-date>2022-11-15T20:19:00Z</meta:creation-date>
    <dc:date>2022-11-15T20:25:00Z</dc:date>
    <meta:template xlink:href="Normal.dotm" xlink:type="simple"/>
    <meta:editing-cycles>1</meta:editing-cycles>
    <meta:editing-duration>PT360S</meta:editing-duration>
    <meta:document-statistic meta:page-count="1" meta:paragraph-count="2" meta:word-count="208" meta:character-count="1398" meta:row-count="9" meta:non-whitespace-character-count="1192"/>
  </office:meta>
</office:document-meta>
</file>